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14.508cm" table:align="left" style:may-break-between-rows="false"/>
    </style:style>
    <style:style style:name="Table5.A" style:family="table-column">
      <style:table-column-properties style:column-width="0.594cm"/>
    </style:style>
    <style:style style:name="Table5.B" style:family="table-column">
      <style:table-column-properties style:column-width="6.015cm"/>
    </style:style>
    <style:style style:name="Table5.C" style:family="table-column">
      <style:table-column-properties style:column-width="7.8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1b694c" officeooo:paragraph-rsid="001b694c"/>
    </style:style>
    <style:style style:name="P2" style:family="paragraph" style:parent-style-name="Table_20_Contents">
      <style:text-properties fo:language="en" fo:country="GB" officeooo:rsid="0044e7b2" officeooo:paragraph-rsid="001be57d"/>
    </style:style>
    <style:style style:name="P3" style:family="paragraph" style:parent-style-name="Table_20_Contents">
      <style:text-properties fo:language="en" fo:country="GB" officeooo:paragraph-rsid="001be57d"/>
    </style:style>
    <style:style style:name="P4" style:family="paragraph" style:parent-style-name="Table_20_Contents">
      <style:text-properties fo:language="en" fo:country="GB" fo:font-weight="bold" officeooo:rsid="0044e7b2" officeooo:paragraph-rsid="001be57d" style:font-weight-asian="bold" style:font-weight-complex="bold"/>
    </style:style>
    <style:style style:name="P5" style:family="paragraph" style:parent-style-name="Standard">
      <style:text-properties fo:language="en" fo:country="GB" fo:font-weight="bold" officeooo:paragraph-rsid="001be57d" style:font-weight-asian="bold" style:font-weight-complex="bold"/>
    </style:style>
    <style:style style:name="P6" style:family="paragraph" style:parent-style-name="Text_20_body">
      <style:text-properties fo:language="en" fo:country="US" officeooo:paragraph-rsid="001846ad"/>
    </style:style>
    <style:style style:name="P7" style:family="paragraph" style:parent-style-name="Text_20_body">
      <style:text-properties fo:language="en" fo:country="US" fo:font-weight="bold" officeooo:rsid="001b694c" officeooo:paragraph-rsid="001b694c" style:font-weight-asian="bold" style:font-weight-complex="bold"/>
    </style:style>
    <style:style style:name="P8" style:family="paragraph" style:parent-style-name="Text_20_body">
      <style:text-properties officeooo:rsid="001b694c" officeooo:paragraph-rsid="001b694c"/>
    </style:style>
    <style:style style:name="P9" style:family="paragraph" style:parent-style-name="Text_20_body">
      <style:text-properties fo:language="en" fo:country="GB" officeooo:rsid="001b694c" officeooo:paragraph-rsid="001be57d"/>
    </style:style>
    <style:style style:name="P10" style:family="paragraph" style:parent-style-name="Heading_20_1">
      <style:text-properties fo:language="en" fo:country="US" officeooo:rsid="001846ad" officeooo:paragraph-rsid="001846a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694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se Case: Resume</text:h>
      <text:p text:style-name="P6"/>
      <text:p text:style-name="P7">Summary:<text:span text:style-name="T1"> This is what happens after the user press the resume button. The game is already paused before this can happen so UC Pause precedes this.</text:span></text:p>
      <text:p text:style-name="P7">Priority:<text:span text:style-name="T1"> Low</text:span></text:p>
      <text:p text:style-name="P7">Extends:<text:span text:style-name="T1"> -</text:span></text:p>
      <text:p text:style-name="P7">Includes:<text:span text:style-name="T1"> -</text:span></text:p>
      <text:p text:style-name="P7">Participators:<text:span text:style-name="T1"> The user</text:span></text:p>
      <text:h text:style-name="P1" text:outline-level="2"><text:span text:style-name="T1">Normal flow of events</text:span></text:h>
      <text:p text:style-name="P8"><text:span text:style-name="T1">There is only one flow of events for this UC.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>Actor</text:p>
          </table:table-cell>
          <table:table-cell table:style-name="Table5.C1" office:value-type="string">
            <text:p text:style-name="P4">System</text:p>
          </table:table-cell>
        </table:table-row>
        <table:table-row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Pressing Resume button</text:p>
          </table:table-cell>
          <table:table-cell table:style-name="Table5.C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2">2</text:p>
          </table:table-cell>
          <table:table-cell table:style-name="Table5.A2" office:value-type="string">
            <text:p text:style-name="P3"/>
          </table:table-cell>
          <table:table-cell table:style-name="Table5.C2" office:value-type="string">
            <text:p text:style-name="P2">Resumes the game where it left of.</text:p>
          </table:table-cell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8:01:15.388650000</meta:creation-date>
    <dc:date>2015-05-26T18:03:57.882734000</dc:date>
    <dc:creator>Jonathan Helsing</dc:creator>
    <meta:editing-duration>PT2M41S</meta:editing-duration>
    <meta:editing-cycles>5</meta:editing-cycles>
    <meta:generator>LibreOffice/4.3.5.2$MacOSX_x86 LibreOffice_project/3a87456aaa6a95c63eea1c1b3201acedf0751bd5</meta:generator>
    <meta:document-statistic meta:table-count="1" meta:image-count="0" meta:object-count="0" meta:page-count="1" meta:paragraph-count="14" meta:word-count="66" meta:character-count="354" meta:non-whitespace-character-count="302"/>
  </office:meta>
</office:document-meta>
</file>